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2.9299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3161in"/>
    </style:style>
    <style:style style:name="co12" style:family="table-column">
      <style:table-column-properties fo:break-before="auto" style:column-width="0.5992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7.74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99"/>
    <style:style style:name="ce3" style:family="table-cell" style:parent-style-name="Default" style:data-style-name="N0"/>
    <style:style style:name="ce4" style:family="table-cell" style:parent-style-name="Default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population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coverage</text:p>
          </table:table-cell>
          <table:table-cell office:value-type="string">
            <text:p>minutes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3.71 (ival)</text:p>
          </table:table-cell>
          <table:table-cell office:value-type="string">
            <text:p>ickarus</text:p>
          </table:table-cell>
          <table:table-cell office:value-type="float" office:value="0.00362709143251783">
            <text:p>0.0036270914</text:p>
          </table:table-cell>
          <table:table-cell office:value-type="float" office:value="1858">
            <text:p>1858</text:p>
          </table:table-cell>
          <table:table-cell office:value-type="string">
            <text:p>not deleting in M. with harvestAccuracies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iltos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4.95 (ival)</text:p>
          </table:table-cell>
          <table:table-cell office:value-type="string">
            <text:p>ickarus</text:p>
          </table:table-cell>
          <table:table-cell table:style-name="ce4" office:value-type="float" office:value="0.0071365140988673">
            <text:p>0.0071365141</text:p>
          </table:table-cell>
          <table:table-cell table:style-name="ce4" office:value-type="float" office:value="548">
            <text:p>548</text:p>
          </table:table-cell>
          <table:table-cell office:value-type="string">
            <text:p>deleting from M.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4.86 (ival)</text:p>
          </table:table-cell>
          <table:table-cell office:value-type="string">
            <text:p>ickarus</text:p>
          </table:table-cell>
          <table:table-cell table:style-name="ce4" office:value-type="float" office:value="0.007080673865416">
            <text:p>0.0070806739</text:p>
          </table:table-cell>
          <table:table-cell table:style-name="ce4" office:value-type="float" office:value="518">
            <text:p>518</text:p>
          </table:table-cell>
          <table:table-cell office:value-type="string">
            <text:p>deleting from M.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8.18 (pcut)</text:p>
          </table:table-cell>
          <table:table-cell office:value-type="string">
            <text:p>cora</text:p>
          </table:table-cell>
          <table:table-cell office:value-type="float" office:value="0.0074866779">
            <text:p>0.0074866779</text:p>
          </table:table-cell>
          <table:table-cell office:value-type="float" office:value="670">
            <text:p>670</text:p>
          </table:table-cell>
          <table:table-cell office:value-type="string">
            <text:p>deleting in M. no harvestAccuracie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5.17 (ival)</text:p>
          </table:table-cell>
          <table:table-cell office:value-type="string">
            <text:p>ickarus</text:p>
          </table:table-cell>
          <table:table-cell office:value-type="float" office:value="0.0192620064149078">
            <text:p>0.0192620064</text:p>
          </table:table-cell>
          <table:table-cell office:value-type="float" office:value="852">
            <text:p>852</text:p>
          </table:table-cell>
          <table:table-cell office:value-type="string">
            <text:p>deleting from C.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5.12 (ival)</text:p>
          </table:table-cell>
          <table:table-cell office:value-type="string">
            <text:p>ickarus</text:p>
          </table:table-cell>
          <table:table-cell office:value-type="float" office:value="0.0190656825830127">
            <text:p>0.0190656826</text:p>
          </table:table-cell>
          <table:table-cell office:value-type="float" office:value="852">
            <text:p>852</text:p>
          </table:table-cell>
          <table:table-cell office:value-type="string">
            <text:p>deleting from C. f0 = Double.min_normal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objective coverage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7 (pcut)</text:p>
          </table:table-cell>
          <table:table-cell office:value-type="string">
            <text:p>ickarus</text:p>
          </table:table-cell>
          <table:table-cell table:style-name="ce4" office:value-type="float" office:value="0.00713896255997721">
            <text:p>0.0071389626</text:p>
          </table:table-cell>
          <table:table-cell table:style-name="ce4" office:value-type="float" office:value="545">
            <text:p>545</text:p>
          </table:table-cell>
          <table:table-cell office:value-type="string">
            <text:p>deleting from M, !C3 (C5 in cora), no harvestAccuracies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miltos + objCov + e^(ns – 1) * (2^ (1 / fit) – 1)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7.59 (pcut)</text:p>
          </table:table-cell>
          <table:table-cell office:value-type="string">
            <text:p>ickarus</text:p>
          </table:table-cell>
          <table:table-cell office:value-type="float" office:value="0.0073303078086869">
            <text:p>0.0073303078</text:p>
          </table:table-cell>
          <table:table-cell office:value-type="float" office:value="545">
            <text:p>545</text:p>
          </table:table-cell>
          <table:table-cell office:value-type="string">
            <text:p>deleting from M. !C3 (C5 in cora), no harvestAccuracies</text:p>
          </table:table-cell>
        </table:table-row>
        <table:table-row table:style-name="ro4">
          <table:table-cell/>
          <table:table-cell table:style-name="ce1"/>
          <table:table-cell table:number-columns-repeated="5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6.2 (pcut)</text:p>
          </table:table-cell>
          <table:table-cell office:value-type="string">
            <text:p>ickarus</text:p>
          </table:table-cell>
          <table:table-cell table:style-name="ce4" office:value-type="float" office:value="0.00707794103644455">
            <text:p>0.007077941</text:p>
          </table:table-cell>
          <table:table-cell table:style-name="ce4" office:value-type="float" office:value="597">
            <text:p>597</text:p>
          </table:table-cell>
          <table:table-cell office:value-type="string">
            <text:p>deleting from M, C3 (C5 in cora), no harvestAccuracies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6.31 (pcut)</text:p>
          </table:table-cell>
          <table:table-cell office:value-type="string">
            <text:p>ickarus</text:p>
          </table:table-cell>
          <table:table-cell table:style-name="ce4" office:value-type="float" office:value="0.00707830043061166">
            <text:p>0.0070783004</text:p>
          </table:table-cell>
          <table:table-cell table:style-name="ce4" office:value-type="float" office:value="615">
            <text:p>615</text:p>
          </table:table-cell>
          <table:table-cell office:value-type="string">
            <text:p>deleting from M, C3 (C5 in cora), no harvestAccuracies</text:p>
          </table:table-cell>
        </table:table-row>
        <table:table-row table:style-name="ro4" table:number-rows-repeated="2">
          <table:table-cell table:number-columns-repeated="17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0000">
            <text:p>20000</text:p>
          </table:table-cell>
          <table:table-cell office:value-type="string">
            <text:p>35.67 (ival)</text:p>
          </table:table-cell>
          <table:table-cell office:value-type="string">
            <text:p>ickarus</text:p>
          </table:table-cell>
          <table:table-cell table:style-name="ce4" office:value-type="float" office:value="0.00705840062698969">
            <text:p>0.0070584006</text:p>
          </table:table-cell>
          <table:table-cell table:style-name="ce4" office:value-type="float" office:value="895">
            <text:p>895</text:p>
          </table:table-cell>
          <table:table-cell office:value-type="string">
            <text:p>deleting from M, !C3 (C5 in cora), no harvestAccuracies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0000">
            <text:p>20000</text:p>
          </table:table-cell>
          <table:table-cell office:value-type="string">
            <text:p>34.98 (pcut)</text:p>
          </table:table-cell>
          <table:table-cell office:value-type="string">
            <text:p>ickarus</text:p>
          </table:table-cell>
          <table:table-cell table:style-name="ce4" office:value-type="float" office:value="0.0068658715723369">
            <text:p>0.0068658716</text:p>
          </table:table-cell>
          <table:table-cell table:style-name="ce4" office:value-type="float" office:value="811">
            <text:p>811</text:p>
          </table:table-cell>
          <table:table-cell office:value-type="string">
            <text:p>deleting from M.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5 (pcut)</text:p>
          </table:table-cell>
          <table:table-cell office:value-type="string">
            <text:p>ickarus</text:p>
          </table:table-cell>
          <table:table-cell table:style-name="ce4" office:value-type="float" office:value="0.00392347506678572">
            <text:p>0.0039234751</text:p>
          </table:table-cell>
          <table:table-cell table:style-name="ce4" office:value-type="float" office:value="299">
            <text:p>299</text:p>
          </table:table-cell>
          <table:table-cell office:value-type="string">
            <text:p>deleting from C3.</text:p>
          </table:table-cell>
        </table:table-row>
        <table:table-row table:style-name="ro4" table:number-rows-repeated="2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0.87 (ival)</text:p>
          </table:table-cell>
          <table:table-cell office:value-type="string">
            <text:p>ickarus</text:p>
          </table:table-cell>
          <table:table-cell office:value-type="float" office:value="0.04480608925">
            <text:p>0.0448060893</text:p>
          </table:table-cell>
          <table:table-cell office:value-type="float" office:value="1343">
            <text:p>1343</text:p>
          </table:table-cell>
          <table:table-cell office:value-type="string">
            <text:p>deleting from C1. After 0-cov provision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9.05 (pcut)</text:p>
          </table:table-cell>
          <table:table-cell office:value-type="string">
            <text:p>ickarus</text:p>
          </table:table-cell>
          <table:table-cell table:style-name="ce4" office:value-type="float" office:value="0.00534203487487024">
            <text:p>0.0053420349</text:p>
          </table:table-cell>
          <table:table-cell table:style-name="ce4" office:value-type="float" office:value="1113">
            <text:p>1113</text:p>
          </table:table-cell>
          <table:table-cell office:value-type="string">
            <text:p>deleting from M, no harvestAccuracies, after 0-cov provision, THETA_GA = 2000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7.15 (pcut)</text:p>
          </table:table-cell>
          <table:table-cell office:value-type="string">
            <text:p>ickarus</text:p>
          </table:table-cell>
          <table:table-cell office:value-type="float" office:value="0.00592054121282943">
            <text:p>0.0059205412</text:p>
          </table:table-cell>
          <table:table-cell office:value-type="float" office:value="567">
            <text:p>567</text:p>
          </table:table-cell>
          <table:table-cell office:value-type="string">
            <text:p>deleting from M. After 0-cov provisio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0000">
            <text:p>20000</text:p>
          </table:table-cell>
          <table:table-cell office:value-type="string">
            <text:p>36.65 (pcut)</text:p>
          </table:table-cell>
          <table:table-cell office:value-type="string">
            <text:p>ickarus</text:p>
          </table:table-cell>
          <table:table-cell office:value-type="float" office:value="0.00586364644036575">
            <text:p>0.0058636464</text:p>
          </table:table-cell>
          <table:table-cell office:value-type="float" office:value="868">
            <text:p>868</text:p>
          </table:table-cell>
          <table:table-cell office:value-type="string">
            <text:p>deleting from M. After 0-cov provision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objective coverage</text:p>
          </table:table-cell>
          <table:table-cell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9.15 (pcut)</text:p>
          </table:table-cell>
          <table:table-cell office:value-type="string">
            <text:p>ickarus</text:p>
          </table:table-cell>
          <table:table-cell table:style-name="ce4" office:value-type="float" office:value="0.00537619602790494">
            <text:p>0.005376196</text:p>
          </table:table-cell>
          <table:table-cell table:style-name="ce4" office:value-type="float" office:value="1014">
            <text:p>1014</text:p>
          </table:table-cell>
          <table:table-cell office:value-type="string">
            <text:p>deleting from M. After 0-cov provision. THETA_GA = 200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objective coverage</text:p>
          </table:table-cell>
          <table:table-cell office:value-type="string">
            <text:p>d != 0 ? objCov 0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7.19 (pcut)</text:p>
          </table:table-cell>
          <table:table-cell office:value-type="string">
            <text:p>ickarus</text:p>
          </table:table-cell>
          <table:table-cell table:style-name="ce4" office:value-type="float" office:value="0.00517905609973269">
            <text:p>0.0051790561</text:p>
          </table:table-cell>
          <table:table-cell table:style-name="ce4"/>
          <table:table-cell table:style-name="ce1" office:value-type="string">
            <text:p>deleting from M when evolving. After 0-cov provision. THETA_GA = 2000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 table:style-name="ce1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objective coverage</text:p>
          </table:table-cell>
          <table:table-cell office:value-type="string">
            <text:p>d != 0 ? objCov 0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6.86(ival)</text:p>
          </table:table-cell>
          <table:table-cell office:value-type="string">
            <text:p>ickarus</text:p>
          </table:table-cell>
          <table:table-cell table:style-name="ce4" office:value-type="float" office:value="0.00551336214846048">
            <text:p>0.0055133621</text:p>
          </table:table-cell>
          <table:table-cell table:style-name="ce4"/>
          <table:table-cell table:style-name="ce1" office:value-type="string">
            <text:p>deleting from M . After 0-cov provision. THETA_GA = 200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objective coverage</text:p>
          </table:table-cell>
          <table:table-cell office:value-type="string">
            <text:p>d != 0 ? objCov 0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8.65 (pcut)</text:p>
          </table:table-cell>
          <table:table-cell office:value-type="string">
            <text:p>ickarus</text:p>
          </table:table-cell>
          <table:table-cell table:style-name="ce4" office:value-type="float" office:value="0.00549138407703822">
            <text:p>0.0054913841</text:p>
          </table:table-cell>
          <table:table-cell table:style-name="ce4"/>
          <table:table-cell table:style-name="ce1" office:value-type="string">
            <text:p>deleting from M . After 0-cov provision. THETA_GA = 2000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 table:style-name="ce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8.74 (ival)</text:p>
          </table:table-cell>
          <table:table-cell office:value-type="string">
            <text:p>ickarus</text:p>
          </table:table-cell>
          <table:table-cell table:style-name="ce4" office:value-type="float" office:value="0.00530117887399089">
            <text:p>0.0053011789</text:p>
          </table:table-cell>
          <table:table-cell table:style-name="ce4" office:value-type="float" office:value="1056">
            <text:p>1056</text:p>
          </table:table-cell>
          <table:table-cell office:value-type="string">
            <text:p>deleting from M. After 0-cov provision. THETA_GA = 200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7.65 (ival)</text:p>
          </table:table-cell>
          <table:table-cell office:value-type="string">
            <text:p>ickarus</text:p>
          </table:table-cell>
          <table:table-cell table:style-name="ce4" office:value-type="float" office:value="0.00324427426536054">
            <text:p>0.0032442743</text:p>
          </table:table-cell>
          <table:table-cell table:style-name="ce4" office:value-type="float" office:value="455">
            <text:p>455</text:p>
          </table:table-cell>
          <table:table-cell office:value-type="string">
            <text:p>NOT deleting from M. After 0-cov provision. THETA_GA = 200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6.89 (pcut)</text:p>
          </table:table-cell>
          <table:table-cell office:value-type="string">
            <text:p>ickarus</text:p>
          </table:table-cell>
          <table:table-cell table:style-name="ce4" office:value-type="float" office:value="0.0054009689807837">
            <text:p>0.005400969</text:p>
          </table:table-cell>
          <table:table-cell table:style-name="ce4"/>
          <table:table-cell office:value-type="string">
            <text:p>deleting from M. After 0-cov provision. THETA_GA = 2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30000">
            <text:p>30000</text:p>
          </table:table-cell>
          <table:table-cell office:value-type="string">
            <text:p>37.37 (pcut)</text:p>
          </table:table-cell>
          <table:table-cell office:value-type="string">
            <text:p>ickarus</text:p>
          </table:table-cell>
          <table:table-cell table:style-name="ce4" office:value-type="float" office:value="0.00556926008285264">
            <text:p>0.0055692601</text:p>
          </table:table-cell>
          <table:table-cell office:value-type="float" office:value="1309">
            <text:p>1309</text:p>
          </table:table-cell>
          <table:table-cell office:value-type="string">
            <text:p>deleting from M.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7.90 (pcut)</text:p>
          </table:table-cell>
          <table:table-cell office:value-type="string">
            <text:p>ickarus</text:p>
          </table:table-cell>
          <table:table-cell table:style-name="ce4" office:value-type="float" office:value="0.00521280926013467">
            <text:p>0.0052128093</text:p>
          </table:table-cell>
          <table:table-cell table:style-name="ce4"/>
          <table:table-cell office:value-type="string">
            <text:p>deleting from M. After 0-cov provision. THETA_GA = 2000, lowestFitness = 1, &lt;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8.94 (pcut)</text:p>
          </table:table-cell>
          <table:table-cell office:value-type="string">
            <text:p>ickarus</text:p>
          </table:table-cell>
          <table:table-cell table:style-name="ce4" office:value-type="float" office:value="0.00550896277332105">
            <text:p>0.0055089628</text:p>
          </table:table-cell>
          <table:table-cell table:style-name="ce4"/>
          <table:table-cell office:value-type="string">
            <text:p>deleting from M. After 0-cov provision. THETA_GA = 2000. Delete in M1 after deletions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6.86 (pcut)</text:p>
          </table:table-cell>
          <table:table-cell office:value-type="string">
            <text:p>ickarus</text:p>
          </table:table-cell>
          <table:table-cell table:style-name="ce4" office:value-type="float" office:value="0.00324854853072108">
            <text:p>0.0032485485</text:p>
          </table:table-cell>
          <table:table-cell table:style-name="ce4" office:value-type="float" office:value="449">
            <text:p>449</text:p>
          </table:table-cell>
          <table:table-cell office:value-type="string">
            <text:p>deleting from M5. After 0-cov provision. THETA_GA = 200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5.99 (pcut)</text:p>
          </table:table-cell>
          <table:table-cell office:value-type="string">
            <text:p>ickarus</text:p>
          </table:table-cell>
          <table:table-cell table:style-name="ce4" office:value-type="float" office:value="0.00520859747399028">
            <text:p>0.0052085975</text:p>
          </table:table-cell>
          <table:table-cell office:value-type="float" office:value="1077">
            <text:p>1077</text:p>
          </table:table-cell>
          <table:table-cell office:value-type="string">
            <text:p>deleting from M.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8.95 (pcut)</text:p>
          </table:table-cell>
          <table:table-cell office:value-type="string">
            <text:p>ickarus</text:p>
          </table:table-cell>
          <table:table-cell table:style-name="ce4" office:value-type="float" office:value="0.00538768698831026">
            <text:p>0.005387687</text:p>
          </table:table-cell>
          <table:table-cell office:value-type="float" office:value="999">
            <text:p>999</text:p>
          </table:table-cell>
          <table:table-cell office:value-type="string">
            <text:p>deleting from M.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6.11 (ival)</text:p>
          </table:table-cell>
          <table:table-cell office:value-type="string">
            <text:p>ickarus</text:p>
          </table:table-cell>
          <table:table-cell table:style-name="ce4" office:value-type="float" office:value="0.005363660319">
            <text:p>0.0053636603</text:p>
          </table:table-cell>
          <table:table-cell office:value-type="float" office:value="1105">
            <text:p>1105</text:p>
          </table:table-cell>
          <table:table-cell office:value-type="string">
            <text:p>deleting from M.</text:p>
          </table:table-cell>
        </table:table-row>
        <table:table-row table:style-name="ro5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/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1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6.44 (ival)</text:p>
          </table:table-cell>
          <table:table-cell office:value-type="string">
            <text:p>ickarus</text:p>
          </table:table-cell>
          <table:table-cell table:style-name="ce4" office:value-type="float" office:value="0.00525588234389763">
            <text:p>0.0052558823</text:p>
          </table:table-cell>
          <table:table-cell office:value-type="float" office:value="1090">
            <text:p>1090</text:p>
          </table:table-cell>
          <table:table-cell office:value-type="string">
            <text:p>deleting from M.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D1 + ns*e^1/f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ickarus</text:p>
          </table:table-cell>
          <table:table-cell table:style-name="ce4"/>
          <table:table-cell/>
          <table:table-cell office:value-type="string">
            <text:p>deleting from M. 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D1 + ns*e^1/f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5.88 (pcut)</text:p>
          </table:table-cell>
          <table:table-cell office:value-type="string">
            <text:p>ickarus</text:p>
          </table:table-cell>
          <table:table-cell table:style-name="ce4" office:value-type="float" office:value="0.00540248977130354">
            <text:p>0.0054024898</text:p>
          </table:table-cell>
          <table:table-cell office:value-type="float" office:value="1140">
            <text:p>1140</text:p>
          </table:table-cell>
          <table:table-cell office:value-type="string">
            <text:p>deleting from M. 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D1 + ns*e^1/f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 office:value-type="string">
            <text:p>37.46 (pcut)</text:p>
          </table:table-cell>
          <table:table-cell office:value-type="string">
            <text:p>ickarus</text:p>
          </table:table-cell>
          <table:table-cell table:style-name="ce4" office:value-type="float" office:value="0.00582959196500806">
            <text:p>0.005829592</text:p>
          </table:table-cell>
          <table:table-cell office:value-type="float" office:value="529">
            <text:p>529</text:p>
          </table:table-cell>
          <table:table-cell office:value-type="string">
            <text:p>deleting from M.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1 + ns*e^1/f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7.87 (pcut)</text:p>
          </table:table-cell>
          <table:table-cell office:value-type="string">
            <text:p>ickarus</text:p>
          </table:table-cell>
          <table:table-cell table:style-name="ce4" office:value-type="float" office:value="0.00551464148979264">
            <text:p>0.0055146415</text:p>
          </table:table-cell>
          <table:table-cell office:value-type="float" office:value="1150">
            <text:p>1150</text:p>
          </table:table-cell>
          <table:table-cell office:value-type="string">
            <text:p>deleting from M.</text:p>
          </table:table-cell>
        </table:table-row>
        <table:table-row table:style-name="ro4" table:number-rows-repeated="3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/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objective coverage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8.12 (pcut)</text:p>
          </table:table-cell>
          <table:table-cell office:value-type="string">
            <text:p>ickarus</text:p>
          </table:table-cell>
          <table:table-cell table:style-name="ce4" office:value-type="float" office:value="0.00541950767823309">
            <text:p>0.0054195077</text:p>
          </table:table-cell>
          <table:table-cell table:style-name="ce4" office:value-type="float" office:value="996">
            <text:p>996</text:p>
          </table:table-cell>
          <table:table-cell office:value-type="string">
            <text:p>deleting from M</text:p>
          </table:table-cell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4" table:number-columns-repeated="2"/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objective coverage + d1</text:p>
          </table:table-cell>
          <table:table-cell table:style-name="ce1" office:value-type="string">
            <text:p>d != 0 ? objCov : THETA_DE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 office:value-type="string">
            <text:p>36.21 (ival)</text:p>
          </table:table-cell>
          <table:table-cell office:value-type="string">
            <text:p>ickarus</text:p>
          </table:table-cell>
          <table:table-cell table:style-name="ce4" office:value-type="float" office:value="0.00560280144281857">
            <text:p>0.0056028014</text:p>
          </table:table-cell>
          <table:table-cell table:style-name="ce4" office:value-type="float" office:value="1103">
            <text:p>1103</text:p>
          </table:table-cell>
          <table:table-cell office:value-type="string">
            <text:p>deleting from M</text:p>
          </table:table-cell>
        </table:table-row>
        <table:table-row table:style-name="ro4" table:number-rows-repeated="3">
          <table:table-cell table:number-columns-repeated="17"/>
        </table:table-row>
        <table:table-row table:style-name="ro4" table:number-rows-repeated="10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 table:number-rows-repeated="2">
          <table:table-cell table:number-columns-repeated="7"/>
          <table:table-cell table:style-name="ce2"/>
          <table:table-cell table:style-name="ce3"/>
          <table:table-cell table:style-name="ce2" table:number-columns-repeated="2"/>
          <table:table-cell table:number-columns-repeated="6"/>
        </table:table-row>
        <table:table-row table:style-name="ro4" table:number-rows-repeated="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>
          <table:table-cell table:number-columns-repeated="17"/>
        </table:table-row>
        <table:table-row table:style-name="ro4" table:number-rows-repeated="2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 table:number-rows-repeated="2">
          <table:table-cell table:number-columns-repeated="2"/>
          <table:table-cell table:style-name="ce1"/>
          <table:table-cell table:number-columns-repeated="4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 table:number-rows-repeated="17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6"/>
        </table:table-row>
        <table:table-row table:style-name="ro4" table:number-rows-repeated="1048472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 style:data-style-name="N2" text:time-value="0000-00-00T15:39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3-02-06T15:40:56</dc:date>
    <meta:editing-duration>P1DT10H38M21S</meta:editing-duration>
    <meta:editing-cycles>191</meta:editing-cycles>
    <meta:generator>LibreOffice/3.6$Linux_x86 LibreOffice_project/360m1$Build-2</meta:generator>
    <meta:document-statistic meta:table-count="3" meta:cell-count="653" meta:object-count="0"/>
  </office:meta>
</office:document-meta>
</file>